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T1" style:family="text">
      <style:text-properties style:font-name="Courier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nt <text:span text:style-name="T1">Font</text:span> Font <text:span text:style-name="T2">Fo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5-29T16:26:36</meta:creation-date>
    <dc:date>2008-05-29T16:27:33</dc:date>
    <dc:language>de-DE</dc:language>
    <meta:editing-cycles>2</meta:editing-cycles>
    <meta:editing-duration>PT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4" meta:character-count="19"/>
  </office:meta>
</office:document-meta>
</file>